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01ae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1f4d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c3687" fo:font-size="12pt" fo:font-style="italic" style:text-underline-style="none" fo:font-weight="normal" officeooo:rsid="000283cb" officeooo:paragraph-rsid="00101ae1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01ae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1f4d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7c3f2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01ae1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11f4d2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a471d"/>
    </style:style>
    <style:style style:name="T3" style:family="text">
      <style:text-properties officeooo:rsid="00101ae1"/>
    </style:style>
    <style:style style:name="T4" style:family="text">
      <style:text-properties fo:color="#1c3687"/>
    </style:style>
    <style:style style:name="T5" style:family="text">
      <style:text-properties officeooo:rsid="0011f4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<text:span text:style-name="T2">11</text:span><text:span text:style-name="T1"> <text:tab/></text:span><text:span text:style-name="T3">FILE ALLOCATION TECHNIQUE</text:span>S</text:p>
      <text:p text:style-name="P2">-S.Vishakan CSE-C 18 5001 196</text:p>
      <text:p text:style-name="P3"/>
      <text:p text:style-name="P4">S<text:span text:style-name="T3">OURCE CODE</text:span> – <text:span text:style-name="T3">CONTIGUOUS ALLOCATION:</text:span></text:p>
      <text:p text:style-name="P4"/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typedef struct</text:p>
      <text:p text:style-name="P5">{ //structure to maintain memory</text:p>
      <text:p text:style-name="P5"><text:s text:c="4"/>int block;</text:p>
      <text:p text:style-name="P5"><text:s text:c="4"/>int not_free;</text:p>
      <text:p text:style-name="P5"><text:s text:c="4"/>char file[50];</text:p>
      <text:p text:style-name="P5">} memory;</text:p>
      <text:p text:style-name="P5"/>
      <text:p text:style-name="P5">struct Element</text:p>
      <text:p text:style-name="P5">{ //structure to maintain linked list</text:p>
      <text:p text:style-name="P5"><text:s text:c="4"/>int block;</text:p>
      <text:p text:style-name="P5"><text:s text:c="4"/>int size;</text:p>
      <text:p text:style-name="P5"><text:s text:c="4"/>char file[50];</text:p>
      <text:p text:style-name="P5"><text:s text:c="4"/>struct Element *next;</text:p>
      <text:p text:style-name="P5">};</text:p>
      <text:p text:style-name="P5"/>
      <text:p text:style-name="P5">typedef struct Element element;</text:p>
      <text:p text:style-name="P5"/>
      <text:p text:style-name="P5">memory mem[100];</text:p>
      <text:p text:style-name="P5">element *table = NULL;</text:p>
      <text:p text:style-name="P5">int mem_size, block_size, num_blocks;</text:p>
      <text:p text:style-name="P5"/>
      <text:p text:style-name="P5">void initMemory();</text:p>
      <text:p text:style-name="P5">void printDirectory();</text:p>
      <text:p text:style-name="P5">int checkFreeSpace(int size);</text:p>
      <text:p text:style-name="P5">int checkContiguous(int index, int size);</text:p>
      <text:p text:style-name="P5">void insertFile(char file[], int size, int block);</text:p>
      <text:p text:style-name="P5">void allocateFiles();</text:p>
      <text:p text:style-name="P5">int allocateFile(char name[], int size);</text:p>
      <text:p text:style-name="P5">void printFreeBlocks();</text:p>
      <text:p text:style-name="P5"/>
      <text:p text:style-name="P5">int main(void)</text:p>
      <text:p text:style-name="P5">{</text:p>
      <text:p text:style-name="P5"><text:s text:c="4"/>int opt = 1;</text:p>
      <text:p text:style-name="P5"/>
      <text:p text:style-name="P5"><text:s text:c="4"/>printf("\n\t\tContiguous Allocation\n");</text:p>
      <text:p text:style-name="P5"><text:s text:c="4"/>while (opt != 0)</text:p>
      <text:p text:style-name="P5"><text:soft-page-break/><text:s text:c="4"/>{</text:p>
      <text:p text:style-name="P5"><text:s text:c="8"/>printf("\n\n\t\tMain Menu\n");</text:p>
      <text:p text:style-name="P5"><text:s text:c="8"/>printf("\n\t1. Initialise Memory\n\t2. Print Free Blocks\n\t3. Allocate Files\n\t4. Print Directory\n\t0. Exit\n\tYour Choice -&gt; ");</text:p>
      <text:p text:style-name="P5"><text:s text:c="8"/>scanf("%d", &amp;opt);</text:p>
      <text:p text:style-name="P5"><text:s text:c="8"/>switch (opt)</text:p>
      <text:p text:style-name="P5"><text:s text:c="8"/>{</text:p>
      <text:p text:style-name="P5"><text:s text:c="8"/>case 1:</text:p>
      <text:p text:style-name="P5"><text:s text:c="12"/>initMemory();</text:p>
      <text:p text:style-name="P5"><text:s text:c="12"/>break;</text:p>
      <text:p text:style-name="P5"><text:s text:c="8"/>case 2:</text:p>
      <text:p text:style-name="P5"><text:s text:c="12"/>printFreeBlocks();</text:p>
      <text:p text:style-name="P5"><text:s text:c="12"/>break;</text:p>
      <text:p text:style-name="P5"><text:s text:c="8"/>case 3:</text:p>
      <text:p text:style-name="P5"><text:s text:c="12"/>allocateFiles();</text:p>
      <text:p text:style-name="P5"><text:s text:c="12"/>break;</text:p>
      <text:p text:style-name="P5"><text:s text:c="8"/>case 4:</text:p>
      <text:p text:style-name="P5"><text:s text:c="12"/>printDirectory();</text:p>
      <text:p text:style-name="P5"><text:s text:c="12"/>break;</text:p>
      <text:p text:style-name="P5"><text:s text:c="8"/>case 0:</text:p>
      <text:p text:style-name="P5"><text:s text:c="12"/>printf("\n\tThank You!\n");</text:p>
      <text:p text:style-name="P5"><text:s text:c="12"/>break;</text:p>
      <text:p text:style-name="P5"><text:s text:c="8"/>default:</text:p>
      <text:p text:style-name="P5"><text:s text:c="12"/>printf("\nInvalid Option!");</text:p>
      <text:p text:style-name="P5"><text:s text:c="12"/>break;</text:p>
      <text:p text:style-name="P5"><text:s text:c="8"/>}</text:p>
      <text:p text:style-name="P5"><text:s text:c="4"/>}</text:p>
      <text:p text:style-name="P5"/>
      <text:p text:style-name="P5"><text:s text:c="4"/>return 0;</text:p>
      <text:p text:style-name="P5">}</text:p>
      <text:p text:style-name="P5"/>
      <text:p text:style-name="P5">void initMemory()</text:p>
      <text:p text:style-name="P5">{ //initialising memory space</text:p>
      <text:p text:style-name="P5"><text:s text:c="4"/>int i = 0;</text:p>
      <text:p text:style-name="P5"/>
      <text:p text:style-name="P5"><text:s text:c="4"/>printf("\nEnter size of memory in KB: ");</text:p>
      <text:p text:style-name="P5"><text:s text:c="4"/>scanf("%d", &amp;mem_size);</text:p>
      <text:p text:style-name="P5"><text:s text:c="4"/>printf("\nEnter the size of a block in KB: ");</text:p>
      <text:p text:style-name="P5"><text:s text:c="4"/>scanf("%d", &amp;block_size);</text:p>
      <text:p text:style-name="P5"><text:s text:c="4"/>num_blocks = mem_size / block_size;</text:p>
      <text:p text:style-name="P5"><text:s text:c="4"/>printf("\nNo. of Blocks : %d\n", num_blocks);</text:p>
      <text:p text:style-name="P5"/>
      <text:p text:style-name="P5"><text:s text:c="4"/>for (i = 0; i &lt; num_blocks; i++)</text:p>
      <text:p text:style-name="P5"><text:s text:c="4"/>{</text:p>
      <text:p text:style-name="P5"><text:s text:c="8"/>mem[i].block = i;</text:p>
      <text:p text:style-name="P5"><text:s text:c="8"/>mem[i].not_free = 0;</text:p>
      <text:p text:style-name="P5"><text:s text:c="8"/>strcpy(mem[i].file, "---");</text:p>
      <text:p text:style-name="P5"><text:s text:c="4"/>}</text:p>
      <text:p text:style-name="P5">}</text:p>
      <text:p text:style-name="P5"/>
      <text:p text:style-name="P5">void printFreeBlocks()</text:p>
      <text:p text:style-name="P5">{ //printing free blocks</text:p>
      <text:p text:style-name="P5"><text:soft-page-break/><text:s text:c="4"/>int i = 0;</text:p>
      <text:p text:style-name="P5"><text:s text:c="4"/>printf("\nFree Blocks: ");</text:p>
      <text:p text:style-name="P5"><text:s text:c="4"/>for (i = 0; i &lt; num_blocks; i++)</text:p>
      <text:p text:style-name="P5"><text:s text:c="4"/>{</text:p>
      <text:p text:style-name="P5"><text:s text:c="8"/>if (mem[i].not_free == 0)</text:p>
      <text:p text:style-name="P5"><text:s text:c="8"/>{</text:p>
      <text:p text:style-name="P5"><text:s text:c="12"/>printf("%d ", i);</text:p>
      <text:p text:style-name="P5"><text:s text:c="8"/>}</text:p>
      <text:p text:style-name="P5"><text:s text:c="4"/>}</text:p>
      <text:p text:style-name="P5"><text:s text:c="4"/>printf("\n");</text:p>
      <text:p text:style-name="P5">}</text:p>
      <text:p text:style-name="P5"/>
      <text:p text:style-name="P5">void printDirectory()</text:p>
      <text:p text:style-name="P5">{ //displaying the file allocation details</text:p>
      <text:p text:style-name="P5"><text:s text:c="4"/>element *temp = table;</text:p>
      <text:p text:style-name="P5"/>
      <text:p text:style-name="P5"><text:s text:c="4"/>printf("\n\n-------------------------------------------------");</text:p>
      <text:p text:style-name="P5"><text:s text:c="4"/>printf("\n|\tFile\t|\tBlock\t|\tSize\t|\n");</text:p>
      <text:p text:style-name="P5"><text:s text:c="4"/>printf("-------------------------------------------------\n");</text:p>
      <text:p text:style-name="P5"/>
      <text:p text:style-name="P5"><text:s text:c="4"/>while (temp != NULL)</text:p>
      <text:p text:style-name="P5"><text:s text:c="4"/>{</text:p>
      <text:p text:style-name="P5"><text:s text:c="8"/>printf("|\t%s\t|\t%d\t|\t%d\t|\n", temp-&gt;file, temp-&gt;block, temp-&gt;size);</text:p>
      <text:p text:style-name="P5"><text:s text:c="8"/>temp = temp-&gt;next;</text:p>
      <text:p text:style-name="P5"><text:s text:c="4"/>}</text:p>
      <text:p text:style-name="P5"/>
      <text:p text:style-name="P5"><text:s text:c="4"/>printf("-------------------------------------------------\n");</text:p>
      <text:p text:style-name="P5">}</text:p>
      <text:p text:style-name="P5"/>
      <text:p text:style-name="P5">int checkFreeSpace(int size)</text:p>
      <text:p text:style-name="P5">{ //checking for contiguous free space</text:p>
      <text:p text:style-name="P5"><text:s text:c="4"/>int i = 0, j = 0;</text:p>
      <text:p text:style-name="P5"/>
      <text:p text:style-name="P5"><text:s text:c="4"/>for (i = 0; i &lt; num_blocks;)</text:p>
      <text:p text:style-name="P5"><text:s text:c="4"/>{</text:p>
      <text:p text:style-name="P5"><text:s text:c="8"/>if (mem[i].not_free == 0)</text:p>
      <text:p text:style-name="P5"><text:s text:c="8"/>{</text:p>
      <text:p text:style-name="P5"><text:s text:c="12"/>int j = i;</text:p>
      <text:p text:style-name="P5"><text:s text:c="12"/>while (mem[j].not_free == 0 &amp;&amp; j &lt; num_blocks)</text:p>
      <text:p text:style-name="P5"><text:s text:c="12"/>{</text:p>
      <text:p text:style-name="P5"><text:s text:c="16"/>if (j - i + 1 == size)</text:p>
      <text:p text:style-name="P5"><text:s text:c="16"/>{</text:p>
      <text:p text:style-name="P5"><text:s text:c="20"/>return i;</text:p>
      <text:p text:style-name="P5"><text:s text:c="16"/>}</text:p>
      <text:p text:style-name="P5"><text:s text:c="16"/>j++;</text:p>
      <text:p text:style-name="P5"><text:s text:c="12"/>}</text:p>
      <text:p text:style-name="P5"><text:s text:c="12"/>i += (j + 1);</text:p>
      <text:p text:style-name="P5"><text:s text:c="8"/>}</text:p>
      <text:p text:style-name="P5"><text:s text:c="8"/>else</text:p>
      <text:p text:style-name="P5"><text:s text:c="8"/>{</text:p>
      <text:p text:style-name="P5"><text:s text:c="12"/>i++;</text:p>
      <text:p text:style-name="P5"><text:s text:c="8"/>}</text:p>
      <text:p text:style-name="P5"><text:soft-page-break/><text:s text:c="4"/>}</text:p>
      <text:p text:style-name="P5"/>
      <text:p text:style-name="P5"><text:s text:c="4"/>return -1; //no free space</text:p>
      <text:p text:style-name="P5">}</text:p>
      <text:p text:style-name="P5"/>
      <text:p text:style-name="P5">int checkContiguous(int ind, int size)</text:p>
      <text:p text:style-name="P5">{ //checking for contiguous blocks from a given index point</text:p>
      <text:p text:style-name="P5"><text:s text:c="4"/>int i = 0;</text:p>
      <text:p text:style-name="P5"/>
      <text:p text:style-name="P5"><text:s text:c="4"/>if (mem[ind].not_free == 0)</text:p>
      <text:p text:style-name="P5"><text:s text:c="4"/>{</text:p>
      <text:p text:style-name="P5"><text:s text:c="8"/>for (i = ind; i &lt; ind + size &amp;&amp; i &lt; num_blocks; i++)</text:p>
      <text:p text:style-name="P5"><text:s text:c="8"/>{</text:p>
      <text:p text:style-name="P5"><text:s text:c="12"/>if (mem[i].not_free == 1)</text:p>
      <text:p text:style-name="P5"><text:s text:c="12"/>{</text:p>
      <text:p text:style-name="P5"><text:s text:c="16"/>return 0;</text:p>
      <text:p text:style-name="P5"><text:s text:c="12"/>}</text:p>
      <text:p text:style-name="P5"><text:s text:c="8"/>}</text:p>
      <text:p text:style-name="P5"><text:s text:c="4"/>}</text:p>
      <text:p text:style-name="P5"><text:s text:c="4"/>else</text:p>
      <text:p text:style-name="P5"><text:s text:c="4"/>{</text:p>
      <text:p text:style-name="P5"><text:s text:c="8"/>return 0;</text:p>
      <text:p text:style-name="P5"><text:s text:c="4"/>}</text:p>
      <text:p text:style-name="P5"/>
      <text:p text:style-name="P5"><text:s text:c="4"/>if (ind + size - 1 &lt; num_blocks)</text:p>
      <text:p text:style-name="P5"><text:s text:c="4"/>{</text:p>
      <text:p text:style-name="P5"><text:s text:c="8"/>return 1;</text:p>
      <text:p text:style-name="P5"><text:s text:c="4"/>}</text:p>
      <text:p text:style-name="P5"><text:s text:c="4"/>else</text:p>
      <text:p text:style-name="P5"><text:s text:c="4"/>{</text:p>
      <text:p text:style-name="P5"><text:s text:c="8"/>return 0;</text:p>
      <text:p text:style-name="P5"><text:s text:c="4"/>}</text:p>
      <text:p text:style-name="P5">}</text:p>
      <text:p text:style-name="P5"/>
      <text:p text:style-name="P5">void insertFile(char file[], int size, int block)</text:p>
      <text:p text:style-name="P5">{ //inserting a new file into the linked list</text:p>
      <text:p text:style-name="P5"><text:s text:c="4"/>element *new_node = (element *)malloc(sizeof(element));</text:p>
      <text:p text:style-name="P5"><text:s text:c="4"/>new_node-&gt;next = NULL;</text:p>
      <text:p text:style-name="P5"><text:s text:c="4"/>new_node-&gt;block = block;</text:p>
      <text:p text:style-name="P5"><text:s text:c="4"/>new_node-&gt;size = size;</text:p>
      <text:p text:style-name="P5"><text:s text:c="4"/>strcpy(new_node-&gt;file, file);</text:p>
      <text:p text:style-name="P5"/>
      <text:p text:style-name="P5"><text:s text:c="4"/>if (table == NULL)</text:p>
      <text:p text:style-name="P5"><text:s text:c="4"/>{</text:p>
      <text:p text:style-name="P5"><text:s text:c="8"/>table = new_node;</text:p>
      <text:p text:style-name="P5"><text:s text:c="4"/>}</text:p>
      <text:p text:style-name="P5"><text:s text:c="4"/>else</text:p>
      <text:p text:style-name="P5"><text:s text:c="4"/>{</text:p>
      <text:p text:style-name="P5"><text:s text:c="8"/>new_node-&gt;next = table;</text:p>
      <text:p text:style-name="P5"><text:s text:c="8"/>table = new_node;</text:p>
      <text:p text:style-name="P5"><text:s text:c="4"/>}</text:p>
      <text:p text:style-name="P5">}</text:p>
      <text:p text:style-name="P5"><text:soft-page-break/></text:p>
      <text:p text:style-name="P5">int allocateFile(char name[], int size)</text:p>
      <text:p text:style-name="P5">{ //allocating memory space for a new file</text:p>
      <text:p text:style-name="P5"><text:s text:c="4"/>int flag = 0, blocks = size / block_size;</text:p>
      <text:p text:style-name="P5"><text:s text:c="4"/>int index = 0, i = 0;</text:p>
      <text:p text:style-name="P5"/>
      <text:p text:style-name="P5"><text:s text:c="4"/>if (size * 1.0 / block_size != blocks)</text:p>
      <text:p text:style-name="P5"><text:s text:c="4"/>{</text:p>
      <text:p text:style-name="P5"><text:s text:c="8"/>blocks++;</text:p>
      <text:p text:style-name="P5"><text:s text:c="4"/>}</text:p>
      <text:p text:style-name="P5"/>
      <text:p text:style-name="P5"><text:s text:c="4"/>size = blocks;</text:p>
      <text:p text:style-name="P5"/>
      <text:p text:style-name="P5"><text:s text:c="4"/>if (checkFreeSpace(size) &gt;= 0)</text:p>
      <text:p text:style-name="P5"><text:s text:c="4"/>{</text:p>
      <text:p text:style-name="P5"><text:s text:c="8"/>while (1)</text:p>
      <text:p text:style-name="P5"><text:s text:c="8"/>{</text:p>
      <text:p text:style-name="P5"><text:s text:c="12"/>index = random() % (num_blocks);</text:p>
      <text:p text:style-name="P5"><text:s text:c="12"/>if (checkContiguous(index, size) == 1)</text:p>
      <text:p text:style-name="P5"><text:s text:c="12"/>{</text:p>
      <text:p text:style-name="P5"><text:s text:c="16"/>flag = 1;</text:p>
      <text:p text:style-name="P5"><text:s text:c="16"/>i = index;</text:p>
      <text:p text:style-name="P5"/>
      <text:p text:style-name="P5"><text:s text:c="16"/>do</text:p>
      <text:p text:style-name="P5"><text:s text:c="16"/>{</text:p>
      <text:p text:style-name="P5"><text:s text:c="20"/>mem[i].not_free = 1;</text:p>
      <text:p text:style-name="P5"><text:s text:c="20"/>strcpy(mem[i].file, name);</text:p>
      <text:p text:style-name="P5"><text:s text:c="20"/>i++;</text:p>
      <text:p text:style-name="P5"><text:s text:c="16"/>} while (i &lt; blocks + index);</text:p>
      <text:p text:style-name="P5"><text:s text:c="16"/>insertFile(name, blocks, index);</text:p>
      <text:p text:style-name="P5"><text:s text:c="16"/>break;</text:p>
      <text:p text:style-name="P5"><text:s text:c="12"/>}</text:p>
      <text:p text:style-name="P5"><text:s text:c="8"/>}</text:p>
      <text:p text:style-name="P5"><text:s text:c="4"/>}</text:p>
      <text:p text:style-name="P5"/>
      <text:p text:style-name="P5"><text:s text:c="4"/>else</text:p>
      <text:p text:style-name="P5"><text:s text:c="4"/>{ //insufficient memory</text:p>
      <text:p text:style-name="P5"><text:s text:c="8"/>printf("\nNot enough memory to allocate File %s.", name);</text:p>
      <text:p text:style-name="P5"><text:s text:c="4"/>}</text:p>
      <text:p text:style-name="P5"/>
      <text:p text:style-name="P5"><text:s text:c="4"/>return flag;</text:p>
      <text:p text:style-name="P5">}</text:p>
      <text:p text:style-name="P5"/>
      <text:p text:style-name="P5">void allocateFiles()</text:p>
      <text:p text:style-name="P5">{ //allocating files</text:p>
      <text:p text:style-name="P5"><text:s text:c="4"/>int i = 0;</text:p>
      <text:p text:style-name="P5"><text:s text:c="4"/>char file[50];</text:p>
      <text:p text:style-name="P5"><text:s text:c="4"/>int size, num_files;</text:p>
      <text:p text:style-name="P5"/>
      <text:p text:style-name="P5"><text:s text:c="4"/>printf("\nEnter the no. of files to allocate: ");</text:p>
      <text:p text:style-name="P5"><text:s text:c="4"/>scanf("%d", &amp;num_files);</text:p>
      <text:p text:style-name="P5"/>
      <text:p text:style-name="P5"><text:soft-page-break/><text:s text:c="4"/>for (i = 0; i &lt; num_files; i++)</text:p>
      <text:p text:style-name="P5"><text:s text:c="4"/>{</text:p>
      <text:p text:style-name="P5"><text:s text:c="8"/>printf("\nEnter the File Name: ");</text:p>
      <text:p text:style-name="P5"><text:s text:c="8"/>scanf("%s", file);</text:p>
      <text:p text:style-name="P5"><text:s text:c="8"/>printf("\nEnter the Size of the File: ");</text:p>
      <text:p text:style-name="P5"><text:s text:c="8"/>scanf("%d", &amp;size);</text:p>
      <text:p text:style-name="P5"><text:s text:c="8"/>allocateFile(file, size);</text:p>
      <text:p text:style-name="P5"><text:s text:c="4"/>}</text:p>
      <text:p text:style-name="P5">}</text:p>
      <text:p text:style-name="P8"/>
      <text:p text:style-name="P8"/>
      <text:p text:style-name="P12">OUTPUT – <text:span text:style-name="T3">CONTIGUOUS ALLOCATION:</text:span></text:p>
      <text:p text:style-name="P12"/>
      <text:p text:style-name="P10">(base) vishakan@Legion:~/Desktop/Operating-Systems/Ex 11 File Allocation Techniques$ gcc ContiguousAllocation.c -o c</text:p>
      <text:p text:style-name="P10">(base) vishakan@Legion:~/Desktop/Operating-Systems/Ex 11 File Allocation Techniques$ ./c</text:p>
      <text:p text:style-name="P10"/>
      <text:p text:style-name="P10"><text:s text:c="16"/>Contiguous Allocation</text:p>
      <text:p text:style-name="P10"/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1</text:p>
      <text:p text:style-name="P10"/>
      <text:p text:style-name="P10">Enter size of memory in KB: 20</text:p>
      <text:p text:style-name="P10"/>
      <text:p text:style-name="P10">Enter the size of a block in KB: 2</text:p>
      <text:p text:style-name="P10"/>
      <text:p text:style-name="P10">No. of Blocks : 10</text:p>
      <text:p text:style-name="P10"/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2</text:p>
      <text:p text:style-name="P10"/>
      <text:p text:style-name="P10">Free Blocks: 0 1 2 3 4 5 6 7 8 9 </text:p>
      <text:p text:style-name="P10"/>
      <text:p text:style-name="P10"/>
      <text:p text:style-name="P10"/>
      <text:p text:style-name="P10"/>
      <text:p text:style-name="P10"/>
      <text:p text:style-name="P10"><text:soft-page-break/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3</text:p>
      <text:p text:style-name="P10"/>
      <text:p text:style-name="P10">Enter the no. of files to allocate: 3</text:p>
      <text:p text:style-name="P10"/>
      <text:p text:style-name="P10">Enter the File Name: A</text:p>
      <text:p text:style-name="P10"/>
      <text:p text:style-name="P10">Enter the Size of the File: 4</text:p>
      <text:p text:style-name="P10"/>
      <text:p text:style-name="P10">Enter the File Name: B</text:p>
      <text:p text:style-name="P10"/>
      <text:p text:style-name="P10">Enter the Size of the File: 4</text:p>
      <text:p text:style-name="P10"/>
      <text:p text:style-name="P10">Enter the File Name: C</text:p>
      <text:p text:style-name="P10"/>
      <text:p text:style-name="P10">Enter the Size of the File: 4</text:p>
      <text:p text:style-name="P10"/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2</text:p>
      <text:p text:style-name="P10"/>
      <text:p text:style-name="P10">Free Blocks: 0 5 8 9 </text:p>
      <text:p text:style-name="P10"/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4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-------------------------------------------------</text:p>
      <text:p text:style-name="P10">| <text:s text:c="6"/>File <text:s text:c="2"/><text:tab/>| <text:s text:c="6"/>Block <text:s text:c="2"/><text:tab/>| <text:s text:c="6"/>Size <text:s/>|</text:p>
      <text:p text:style-name="P10">-------------------------------------------------</text:p>
      <text:p text:style-name="P10">| <text:s text:c="6"/>C <text:s text:c="6"/><text:tab/>| <text:s text:c="6"/>1 <text:s text:c="6"/><text:tab/>| <text:s text:c="6"/>2 <text:s text:c="6"/>|</text:p>
      <text:p text:style-name="P10">| <text:s text:c="6"/>B <text:s text:c="6"/><text:tab/>| <text:s text:c="6"/>6 <text:s text:c="6"/><text:tab/>| <text:s text:c="6"/>2 <text:s text:c="6"/>|</text:p>
      <text:p text:style-name="P10">| <text:s text:c="6"/>A <text:s text:c="6"/><text:tab/>| <text:s text:c="6"/>3 <text:s text:c="6"/><text:tab/>| <text:s text:c="6"/>2 <text:s text:c="6"/>|</text:p>
      <text:p text:style-name="P10">-------------------------------------------------</text:p>
      <text:p text:style-name="P10"/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0</text:p>
      <text:p text:style-name="P10"/>
      <text:p text:style-name="P10"><text:s text:c="8"/>Thank You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S<text:span text:style-name="T3">OURCE CODE</text:span> – <text:span text:style-name="T3">LINKED ALLOCATION:</text:span></text:p>
      <text:p text:style-name="P13"/>
      <text:p text:style-name="P6">#include &lt;stdio.h&gt;</text:p>
      <text:p text:style-name="P6">#include &lt;stdlib.h&gt;</text:p>
      <text:p text:style-name="P6"/>
      <text:p text:style-name="P6">struct List</text:p>
      <text:p text:style-name="P6">{ //structure for maintaining linked list of blocks</text:p>
      <text:p text:style-name="P6"><text:s text:c="4"/>int block;</text:p>
      <text:p text:style-name="P6"><text:s text:c="4"/>struct List *next;</text:p>
      <text:p text:style-name="P6">};</text:p>
      <text:p text:style-name="P6"/>
      <text:p text:style-name="P6">typedef struct List list;</text:p>
      <text:p text:style-name="P6"/>
      <text:p text:style-name="P6">typedef struct</text:p>
      <text:p text:style-name="P6">{ //structure for maintaining file details</text:p>
      <text:p text:style-name="P6"><text:s text:c="4"/>char name[50];</text:p>
      <text:p text:style-name="P6"><text:s text:c="4"/>int size;</text:p>
      <text:p text:style-name="P6"><text:s text:c="4"/>int blocks;</text:p>
      <text:p text:style-name="P6"><text:s text:c="4"/>list *head;</text:p>
      <text:p text:style-name="P6">} file;</text:p>
      <text:p text:style-name="P6"/>
      <text:p text:style-name="P6">int free_blocks[100], mem_size;</text:p>
      <text:p text:style-name="P6">int no_free, no_blocks, no_files, block_size;</text:p>
      <text:p text:style-name="P6"/>
      <text:p text:style-name="P6">file files[100];</text:p>
      <text:p text:style-name="P6"/>
      <text:p text:style-name="P6">void initMemory();</text:p>
      <text:p text:style-name="P6">list *makeNode(int block);</text:p>
      <text:p text:style-name="P6">void printFreeBlocks();</text:p>
      <text:p text:style-name="P6">void allocateFiles();</text:p>
      <text:p text:style-name="P6">void printDirectory();</text:p>
      <text:p text:style-name="P6">void printList(list *head);</text:p>
      <text:p text:style-name="P6"/>
      <text:p text:style-name="P6">int main(void)</text:p>
      <text:p text:style-name="P6">{</text:p>
      <text:p text:style-name="P6"><text:s text:c="4"/>int opt = 1;</text:p>
      <text:p text:style-name="P6"/>
      <text:p text:style-name="P6"><text:s text:c="4"/>printf("\n\t\tLinked Allocation\n");</text:p>
      <text:p text:style-name="P6"><text:s text:c="4"/>while (opt != 0)</text:p>
      <text:p text:style-name="P6"><text:s text:c="4"/>{</text:p>
      <text:p text:style-name="P6"><text:s text:c="8"/>printf("\n\n\t\tMain Menu\n");</text:p>
      <text:p text:style-name="P6"><text:s text:c="8"/>printf("\n\t1. Initialise Memory\n\t2. Print Free Blocks\n\t3. Allocate Files\n\t4. Print Directory\n\t0. Exit\n\tYour Choice -&gt; ");</text:p>
      <text:p text:style-name="P6"><text:s text:c="8"/>scanf("%d", &amp;opt);</text:p>
      <text:p text:style-name="P6"><text:s text:c="8"/>switch (opt)</text:p>
      <text:p text:style-name="P6"><text:s text:c="8"/>{</text:p>
      <text:p text:style-name="P6"><text:s text:c="8"/>case 1:</text:p>
      <text:p text:style-name="P6"><text:s text:c="12"/>initMemory();</text:p>
      <text:p text:style-name="P6"><text:s text:c="12"/>break;</text:p>
      <text:p text:style-name="P6"><text:s text:c="8"/>case 2:</text:p>
      <text:p text:style-name="P6"><text:soft-page-break/><text:s text:c="12"/>printFreeBlocks();</text:p>
      <text:p text:style-name="P6"><text:s text:c="12"/>break;</text:p>
      <text:p text:style-name="P6"><text:s text:c="8"/>case 3:</text:p>
      <text:p text:style-name="P6"><text:s text:c="12"/>allocateFiles();</text:p>
      <text:p text:style-name="P6"><text:s text:c="12"/>break;</text:p>
      <text:p text:style-name="P6"><text:s text:c="8"/>case 4:</text:p>
      <text:p text:style-name="P6"><text:s text:c="12"/>printDirectory();</text:p>
      <text:p text:style-name="P6"><text:s text:c="12"/>break;</text:p>
      <text:p text:style-name="P6"><text:s text:c="8"/>case 0:</text:p>
      <text:p text:style-name="P6"><text:s text:c="12"/>printf("\n\tThank You!\n");</text:p>
      <text:p text:style-name="P6"><text:s text:c="12"/>break;</text:p>
      <text:p text:style-name="P6"><text:s text:c="8"/>default:</text:p>
      <text:p text:style-name="P6"><text:s text:c="12"/>printf("\nInvalid Option!");</text:p>
      <text:p text:style-name="P6"><text:s text:c="12"/>break;</text:p>
      <text:p text:style-name="P6"><text:s text:c="8"/>}</text:p>
      <text:p text:style-name="P6"><text:s text:c="4"/>}</text:p>
      <text:p text:style-name="P6"/>
      <text:p text:style-name="P6"><text:s text:c="4"/>return 0;</text:p>
      <text:p text:style-name="P6">}</text:p>
      <text:p text:style-name="P6"/>
      <text:p text:style-name="P6">list *makeNode(int block)</text:p>
      <text:p text:style-name="P6">{ //making a new node for a block</text:p>
      <text:p text:style-name="P6"><text:s text:c="4"/>list *new_node = (list *)malloc(sizeof(list));</text:p>
      <text:p text:style-name="P6"><text:s text:c="4"/>new_node-&gt;block = block;</text:p>
      <text:p text:style-name="P6"><text:s text:c="4"/>new_node-&gt;next = NULL;</text:p>
      <text:p text:style-name="P6"><text:s text:c="4"/>return new_node;</text:p>
      <text:p text:style-name="P6">}</text:p>
      <text:p text:style-name="P6"/>
      <text:p text:style-name="P6">void printList(list *head)</text:p>
      <text:p text:style-name="P6">{ //printing list of blocks for a file</text:p>
      <text:p text:style-name="P6"><text:s text:c="4"/>list *temp;</text:p>
      <text:p text:style-name="P6"/>
      <text:p text:style-name="P6"><text:s text:c="4"/>printf("\nBlock List: ");</text:p>
      <text:p text:style-name="P6"><text:s text:c="4"/>for (temp = head; temp != NULL; temp = temp-&gt;next)</text:p>
      <text:p text:style-name="P6"><text:s text:c="4"/>{</text:p>
      <text:p text:style-name="P6"><text:s text:c="8"/>printf("%d", temp-&gt;block);</text:p>
      <text:p text:style-name="P6"><text:s text:c="8"/>if (temp-&gt;next != NULL)</text:p>
      <text:p text:style-name="P6"><text:s text:c="8"/>{</text:p>
      <text:p text:style-name="P6"><text:s text:c="12"/>printf(" -&gt; ");</text:p>
      <text:p text:style-name="P6"><text:s text:c="8"/>}</text:p>
      <text:p text:style-name="P6"><text:s text:c="4"/>}</text:p>
      <text:p text:style-name="P6"><text:s text:c="4"/>printf("\n");</text:p>
      <text:p text:style-name="P6">}</text:p>
      <text:p text:style-name="P6"/>
      <text:p text:style-name="P6">void printFreeBlocks()</text:p>
      <text:p text:style-name="P6">{ //printing free blocks</text:p>
      <text:p text:style-name="P6"><text:s text:c="4"/>int i = 0;</text:p>
      <text:p text:style-name="P6"/>
      <text:p text:style-name="P6"><text:s text:c="4"/>printf("\nFree Blocks: ");</text:p>
      <text:p text:style-name="P6"><text:s text:c="4"/>for (i = 0; i &lt; no_blocks; i++)</text:p>
      <text:p text:style-name="P6"><text:s text:c="4"/>{</text:p>
      <text:p text:style-name="P6"><text:s text:c="8"/>if (free_blocks[i] == 0)</text:p>
      <text:p text:style-name="P6"><text:soft-page-break/><text:s text:c="8"/>{</text:p>
      <text:p text:style-name="P6"><text:s text:c="12"/>printf("%d ", i);</text:p>
      <text:p text:style-name="P6"><text:s text:c="8"/>}</text:p>
      <text:p text:style-name="P6"><text:s text:c="4"/>}</text:p>
      <text:p text:style-name="P6"><text:s text:c="4"/>printf("\nFree Space: %d KB", no_free * block_size);</text:p>
      <text:p text:style-name="P6">}</text:p>
      <text:p text:style-name="P6"/>
      <text:p text:style-name="P6">void printDirectory()</text:p>
      <text:p text:style-name="P6">{ //printing the directory info</text:p>
      <text:p text:style-name="P6"><text:s text:c="4"/>int i = 0;</text:p>
      <text:p text:style-name="P6"/>
      <text:p text:style-name="P6"><text:s text:c="4"/>printf("\nDirectory Structure: \n");</text:p>
      <text:p text:style-name="P6"><text:s text:c="4"/>for (i = 0; i &lt; no_files; i++)</text:p>
      <text:p text:style-name="P6"><text:s text:c="4"/>{</text:p>
      <text:p text:style-name="P6"><text:s text:c="8"/>printf("\nFile : %s", files[i].name);</text:p>
      <text:p text:style-name="P6"><text:s text:c="8"/>printList(files[i].head);</text:p>
      <text:p text:style-name="P6"><text:s text:c="8"/>printf("\n");</text:p>
      <text:p text:style-name="P6"><text:s text:c="4"/>}</text:p>
      <text:p text:style-name="P6">}</text:p>
      <text:p text:style-name="P6"/>
      <text:p text:style-name="P6">void initMemory()</text:p>
      <text:p text:style-name="P6">{ //initialising memory space</text:p>
      <text:p text:style-name="P6"><text:s text:c="4"/>int i = 0, rand_block = 0;</text:p>
      <text:p text:style-name="P6"/>
      <text:p text:style-name="P6"><text:s text:c="4"/>printf("\nEnter the size of memory in KB: ");</text:p>
      <text:p text:style-name="P6"><text:s text:c="4"/>scanf("%d", &amp;mem_size);</text:p>
      <text:p text:style-name="P6"><text:s text:c="4"/>printf("\nEnter the size of a block in KB: ");</text:p>
      <text:p text:style-name="P6"><text:s text:c="4"/>scanf("%d", &amp;block_size);</text:p>
      <text:p text:style-name="P6"/>
      <text:p text:style-name="P6"><text:s text:c="4"/>no_blocks = mem_size / block_size;</text:p>
      <text:p text:style-name="P6"><text:s text:c="4"/>no_free = no_blocks;</text:p>
      <text:p text:style-name="P6"><text:s text:c="4"/>printf("\nNo. of blocks : %d", no_blocks);</text:p>
      <text:p text:style-name="P6">}</text:p>
      <text:p text:style-name="P6"/>
      <text:p text:style-name="P6">void allocateFiles()</text:p>
      <text:p text:style-name="P6">{ //allocating space for files</text:p>
      <text:p text:style-name="P6"><text:s text:c="4"/>int i = 0, j = 0, rand_block = 0, count = 0;</text:p>
      <text:p text:style-name="P6"/>
      <text:p text:style-name="P6"><text:s text:c="4"/>if (no_free == 0)</text:p>
      <text:p text:style-name="P6"><text:s text:c="4"/>{</text:p>
      <text:p text:style-name="P6"><text:s text:c="8"/>printf("\nMemory space exhausted!\n");</text:p>
      <text:p text:style-name="P6"><text:s text:c="8"/>return;</text:p>
      <text:p text:style-name="P6"><text:s text:c="4"/>}</text:p>
      <text:p text:style-name="P6"/>
      <text:p text:style-name="P6"><text:s text:c="4"/>printf("\nEnter the no. of Files: ");</text:p>
      <text:p text:style-name="P6"><text:s text:c="4"/>scanf("%d", &amp;no_files);</text:p>
      <text:p text:style-name="P6"/>
      <text:p text:style-name="P6"><text:s text:c="4"/>for (i = 0; i &lt; no_files; i++)</text:p>
      <text:p text:style-name="P6"><text:s text:c="4"/>{</text:p>
      <text:p text:style-name="P6"><text:s text:c="8"/>printf("\nEnter the File Name: ");</text:p>
      <text:p text:style-name="P6"><text:s text:c="8"/>scanf("%s", files[count].name);</text:p>
      <text:p text:style-name="P6"><text:s text:c="8"/>printf("\nEnter the File Size in KB: ");</text:p>
      <text:p text:style-name="P6"><text:soft-page-break/><text:s text:c="8"/>scanf("%d", &amp;files[count].size);</text:p>
      <text:p text:style-name="P6"/>
      <text:p text:style-name="P6"><text:s text:c="8"/>files[count].blocks = files[count].size / block_size;</text:p>
      <text:p text:style-name="P6"/>
      <text:p text:style-name="P6"><text:s text:c="8"/>if (files[count].size * 1.0 / block_size &gt; files[count].blocks)</text:p>
      <text:p text:style-name="P6"><text:s text:c="8"/>{</text:p>
      <text:p text:style-name="P6"><text:s text:c="12"/>files[count].blocks++;</text:p>
      <text:p text:style-name="P6"><text:s text:c="8"/>}</text:p>
      <text:p text:style-name="P6"/>
      <text:p text:style-name="P6"><text:s text:c="8"/>if (files[count].blocks &gt; no_blocks)</text:p>
      <text:p text:style-name="P6"><text:s text:c="8"/>{ //unavailability of blocks</text:p>
      <text:p text:style-name="P6"><text:s text:c="12"/>printf("\nCannot allocate this file due to insufficient memory.\n");</text:p>
      <text:p text:style-name="P6"><text:s text:c="12"/>i--;</text:p>
      <text:p text:style-name="P6"><text:s text:c="8"/>}</text:p>
      <text:p text:style-name="P6"/>
      <text:p text:style-name="P6"><text:s text:c="8"/>else</text:p>
      <text:p text:style-name="P6"><text:s text:c="8"/>{ //making a list of blocks for the file</text:p>
      <text:p text:style-name="P6"><text:s text:c="12"/>list *temp, *prev;</text:p>
      <text:p text:style-name="P6"><text:s text:c="12"/>for (j = 0; j &lt; files[count].blocks; j++)</text:p>
      <text:p text:style-name="P6"><text:s text:c="12"/>{</text:p>
      <text:p text:style-name="P6"><text:s text:c="16"/>rand_block = random() % no_blocks;</text:p>
      <text:p text:style-name="P6"><text:s text:c="16"/>if (free_blocks[rand_block] == 0)</text:p>
      <text:p text:style-name="P6"><text:s text:c="16"/>{</text:p>
      <text:p text:style-name="P6"><text:s text:c="20"/>free_blocks[rand_block] = 1;</text:p>
      <text:p text:style-name="P6"><text:s text:c="20"/>no_free--;</text:p>
      <text:p text:style-name="P6"><text:s text:c="20"/>temp = makeNode(rand_block);</text:p>
      <text:p text:style-name="P6"><text:s text:c="20"/>if (j == 0)</text:p>
      <text:p text:style-name="P6"><text:s text:c="20"/>{ //init. the header node</text:p>
      <text:p text:style-name="P6"><text:s text:c="24"/>files[count].head = temp;</text:p>
      <text:p text:style-name="P6"><text:s text:c="24"/>prev = files[count].head;</text:p>
      <text:p text:style-name="P6"><text:s text:c="20"/>}</text:p>
      <text:p text:style-name="P6"><text:s text:c="20"/>else</text:p>
      <text:p text:style-name="P6"><text:s text:c="20"/>{ //enqueue the other nodes</text:p>
      <text:p text:style-name="P6"><text:s text:c="24"/>prev-&gt;next = temp;</text:p>
      <text:p text:style-name="P6"><text:s text:c="24"/>prev = temp;</text:p>
      <text:p text:style-name="P6"><text:s text:c="20"/>}</text:p>
      <text:p text:style-name="P6"><text:s text:c="16"/>}</text:p>
      <text:p text:style-name="P6"><text:s text:c="16"/>else</text:p>
      <text:p text:style-name="P6"><text:s text:c="16"/>{</text:p>
      <text:p text:style-name="P6"><text:s text:c="20"/>j--;</text:p>
      <text:p text:style-name="P6"><text:s text:c="16"/>}</text:p>
      <text:p text:style-name="P6"><text:s text:c="12"/>}</text:p>
      <text:p text:style-name="P6"><text:s text:c="12"/>count++;</text:p>
      <text:p text:style-name="P6"><text:s text:c="8"/>}</text:p>
      <text:p text:style-name="P6"><text:s text:c="8"/>if (no_free == 0)</text:p>
      <text:p text:style-name="P6"><text:s text:c="8"/>{ //if memory space is exhausted</text:p>
      <text:p text:style-name="P6"><text:s text:c="12"/>printf("\nMemory space exhausted!\n");</text:p>
      <text:p text:style-name="P6"><text:s text:c="12"/>no_files = count;</text:p>
      <text:p text:style-name="P6"><text:s text:c="12"/>break;</text:p>
      <text:p text:style-name="P6"><text:s text:c="8"/>}</text:p>
      <text:p text:style-name="P6"><text:s text:c="4"/>}</text:p>
      <text:p text:style-name="P6">}</text:p>
      <text:p text:style-name="P6"><text:soft-page-break/></text:p>
      <text:p text:style-name="P13">OUTPUT – <text:span text:style-name="T5">LINKED ALLOCATION:</text:span></text:p>
      <text:p text:style-name="P6"/>
      <text:p text:style-name="P10">(base) vishakan@Legion:~/Desktop/Operating-Systems/Ex 11 File Allocation Techniques$ gcc LinkedAllocation.c -o l</text:p>
      <text:p text:style-name="P10">(base) vishakan@Legion:~/Desktop/Operating-Systems/Ex 11 File Allocation Techniques$ ./l</text:p>
      <text:p text:style-name="P10"/>
      <text:p text:style-name="P10"><text:s text:c="16"/>Linked Allocation</text:p>
      <text:p text:style-name="P10"/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1</text:p>
      <text:p text:style-name="P10"/>
      <text:p text:style-name="P10">Enter the size of memory in KB: 20</text:p>
      <text:p text:style-name="P10"/>
      <text:p text:style-name="P10">Enter the size of a block in KB: 2</text:p>
      <text:p text:style-name="P10"/>
      <text:p text:style-name="P10">No. of blocks : 10</text:p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2</text:p>
      <text:p text:style-name="P10"/>
      <text:p text:style-name="P10">Free Blocks: 0 1 2 3 4 5 6 7 8 9 </text:p>
      <text:p text:style-name="P10">Free Space: 20 KB</text:p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3</text:p>
      <text:p text:style-name="P10"/>
      <text:p text:style-name="P10">Enter the no. of Files: 3</text:p>
      <text:p text:style-name="P10"/>
      <text:p text:style-name="P10">Enter the File Name: A</text:p>
      <text:p text:style-name="P10"/>
      <text:p text:style-name="P10">Enter the File Size in KB: 10</text:p>
      <text:p text:style-name="P10"/>
      <text:p text:style-name="P10"><text:soft-page-break/>Enter the File Name: B</text:p>
      <text:p text:style-name="P10"/>
      <text:p text:style-name="P10">Enter the File Size in KB: 5</text:p>
      <text:p text:style-name="P10"/>
      <text:p text:style-name="P10">Enter the File Name: C</text:p>
      <text:p text:style-name="P10"/>
      <text:p text:style-name="P10">Enter the File Size in KB: 2</text:p>
      <text:p text:style-name="P10"/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4</text:p>
      <text:p text:style-name="P10"/>
      <text:p text:style-name="P10">Directory Structure: </text:p>
      <text:p text:style-name="P10"/>
      <text:p text:style-name="P10">File : A</text:p>
      <text:p text:style-name="P10">Block List: 3 -&gt; 6 -&gt; 7 -&gt; 5 -&gt; 2</text:p>
      <text:p text:style-name="P10"/>
      <text:p text:style-name="P10"/>
      <text:p text:style-name="P10">File : B</text:p>
      <text:p text:style-name="P10">Block List: 9 -&gt; 1 -&gt; 0</text:p>
      <text:p text:style-name="P10"/>
      <text:p text:style-name="P10"/>
      <text:p text:style-name="P10">File : C</text:p>
      <text:p text:style-name="P10">Block List: 8</text:p>
      <text:p text:style-name="P10"/>
      <text:p text:style-name="P10"/>
      <text:p text:style-name="P10"/>
      <text:p text:style-name="P10"><text:s text:c="16"/>Main Menu</text:p>
      <text:p text:style-name="P10"/>
      <text:p text:style-name="P10"><text:s text:c="8"/>1. Initialise Memory</text:p>
      <text:p text:style-name="P10"><text:s text:c="8"/>2. Print Free Blocks</text:p>
      <text:p text:style-name="P10"><text:s text:c="8"/>3. Allocate Files</text:p>
      <text:p text:style-name="P10"><text:s text:c="8"/>4. Print Directory</text:p>
      <text:p text:style-name="P10"><text:s text:c="8"/>0. Exit</text:p>
      <text:p text:style-name="P10"><text:s text:c="8"/>Your Choice -&gt; 0</text:p>
      <text:p text:style-name="P10"/>
      <text:p text:style-name="P10"><text:s text:c="8"/>Thank You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S<text:span text:style-name="T3">OURCE CODE</text:span> – <text:span text:style-name="T5">INDEXED ALLOCATION:</text:span></text:p>
      <text:p text:style-name="P14"/>
      <text:p text:style-name="P7">#include &lt;stdio.h&gt;</text:p>
      <text:p text:style-name="P7">#include &lt;stdlib.h&gt;</text:p>
      <text:p text:style-name="P7">#include &lt;string.h&gt;</text:p>
      <text:p text:style-name="P7"/>
      <text:p text:style-name="P7">typedef struct</text:p>
      <text:p text:style-name="P7">{ //struct for maintaining a file</text:p>
      <text:p text:style-name="P7"><text:s text:c="4"/>char name[50];</text:p>
      <text:p text:style-name="P7"><text:s text:c="4"/>int size;</text:p>
      <text:p text:style-name="P7"><text:s text:c="4"/>int blocks;</text:p>
      <text:p text:style-name="P7"><text:s text:c="4"/>int index;</text:p>
      <text:p text:style-name="P7">} file;</text:p>
      <text:p text:style-name="P7"/>
      <text:p text:style-name="P7">typedef struct</text:p>
      <text:p text:style-name="P7">{ //struct to maintain indexing</text:p>
      <text:p text:style-name="P7"><text:s text:c="4"/>int block_id;</text:p>
      <text:p text:style-name="P7"><text:s text:c="4"/>int blocks[100];</text:p>
      <text:p text:style-name="P7">} index_block;</text:p>
      <text:p text:style-name="P7"/>
      <text:p text:style-name="P7">index_block indexer[100];</text:p>
      <text:p text:style-name="P7">file files[100];</text:p>
      <text:p text:style-name="P7"/>
      <text:p text:style-name="P7">int free_blocks[100], mem_size;</text:p>
      <text:p text:style-name="P7">int block_size, no_files, no_blocks, no_free;</text:p>
      <text:p text:style-name="P7"/>
      <text:p text:style-name="P7">void initMemory();</text:p>
      <text:p text:style-name="P7">void printBlocks(int ind);</text:p>
      <text:p text:style-name="P7">void allocateFiles();</text:p>
      <text:p text:style-name="P7">void printFreeBlocks();</text:p>
      <text:p text:style-name="P7">void printDirectory();</text:p>
      <text:p text:style-name="P7">void printIndexBlock();</text:p>
      <text:p text:style-name="P7"/>
      <text:p text:style-name="P7">int main(void)</text:p>
      <text:p text:style-name="P7">{</text:p>
      <text:p text:style-name="P7"><text:s text:c="4"/>int opt = 1;</text:p>
      <text:p text:style-name="P7"/>
      <text:p text:style-name="P7"><text:s text:c="4"/>printf("\n\t\tIndexed Allocation\n");</text:p>
      <text:p text:style-name="P7"><text:s text:c="4"/>while (opt != 0)</text:p>
      <text:p text:style-name="P7"><text:s text:c="4"/>{</text:p>
      <text:p text:style-name="P7"><text:s text:c="8"/>printf("\n\n\t\tMain Menu\n");</text:p>
      <text:p text:style-name="P7"><text:s text:c="8"/>printf("\n\t1. Initialise Memory\n\t2. Print Free Blocks\n\t3. Allocate Files\n\t4. Print Directory\n\t5. Print Index Blocks\n\t0. Exit\n\tYour Choice -&gt; ");</text:p>
      <text:p text:style-name="P7"><text:s text:c="8"/>scanf("%d", &amp;opt);</text:p>
      <text:p text:style-name="P7"><text:s text:c="8"/>switch (opt)</text:p>
      <text:p text:style-name="P7"><text:s text:c="8"/>{</text:p>
      <text:p text:style-name="P7"><text:s text:c="8"/>case 1:</text:p>
      <text:p text:style-name="P7"><text:s text:c="12"/>initMemory();</text:p>
      <text:p text:style-name="P7"><text:s text:c="12"/>break;</text:p>
      <text:p text:style-name="P7"><text:s text:c="8"/>case 2:</text:p>
      <text:p text:style-name="P7"><text:s text:c="12"/>printFreeBlocks();</text:p>
      <text:p text:style-name="P7"><text:soft-page-break/><text:s text:c="12"/>break;</text:p>
      <text:p text:style-name="P7"><text:s text:c="8"/>case 3:</text:p>
      <text:p text:style-name="P7"><text:s text:c="12"/>allocateFiles();</text:p>
      <text:p text:style-name="P7"><text:s text:c="12"/>break;</text:p>
      <text:p text:style-name="P7"><text:s text:c="8"/>case 4:</text:p>
      <text:p text:style-name="P7"><text:s text:c="12"/>printDirectory();</text:p>
      <text:p text:style-name="P7"><text:s text:c="12"/>break;</text:p>
      <text:p text:style-name="P7"><text:s text:c="8"/>case 5:</text:p>
      <text:p text:style-name="P7"><text:s text:c="12"/>printIndexBlock();</text:p>
      <text:p text:style-name="P7"><text:s text:c="12"/>break;</text:p>
      <text:p text:style-name="P7"><text:s text:c="8"/>case 0:</text:p>
      <text:p text:style-name="P7"><text:s text:c="12"/>printf("\n\tThank You!\n");</text:p>
      <text:p text:style-name="P7"><text:s text:c="12"/>break;</text:p>
      <text:p text:style-name="P7"><text:s text:c="8"/>default:</text:p>
      <text:p text:style-name="P7"><text:s text:c="12"/>printf("\nInvalid Option!");</text:p>
      <text:p text:style-name="P7"><text:s text:c="12"/>break;</text:p>
      <text:p text:style-name="P7"><text:s text:c="8"/>}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7">void printBlocks(int ind)</text:p>
      <text:p text:style-name="P7">{ //printing block information</text:p>
      <text:p text:style-name="P7"><text:s text:c="4"/>int j = 0;</text:p>
      <text:p text:style-name="P7"/>
      <text:p text:style-name="P7"><text:s text:c="4"/>printf("\n\tIndex Block No. : %d\n\tData Blocks : ", indexer[ind].block_id);</text:p>
      <text:p text:style-name="P7"><text:s text:c="4"/>for (j = 0; j &lt; files[ind].blocks; j++)</text:p>
      <text:p text:style-name="P7"><text:s text:c="4"/>{</text:p>
      <text:p text:style-name="P7"><text:s text:c="8"/>printf("%d ", indexer[ind].blocks[j]);</text:p>
      <text:p text:style-name="P7"><text:s text:c="4"/>}</text:p>
      <text:p text:style-name="P7">}</text:p>
      <text:p text:style-name="P7"/>
      <text:p text:style-name="P7">void printFreeBlocks()</text:p>
      <text:p text:style-name="P7">{ //printing free blocks</text:p>
      <text:p text:style-name="P7"><text:s text:c="4"/>int i = 0;</text:p>
      <text:p text:style-name="P7"/>
      <text:p text:style-name="P7"><text:s text:c="4"/>printf("\nFree Blocks: ");</text:p>
      <text:p text:style-name="P7"><text:s text:c="4"/>for (i = 0; i &lt; no_blocks; i++)</text:p>
      <text:p text:style-name="P7"><text:s text:c="4"/>{</text:p>
      <text:p text:style-name="P7"><text:s text:c="8"/>if (free_blocks[i] == 0)</text:p>
      <text:p text:style-name="P7"><text:s text:c="8"/>{</text:p>
      <text:p text:style-name="P7"><text:s text:c="12"/>printf("%d ", i);</text:p>
      <text:p text:style-name="P7"><text:s text:c="8"/>}</text:p>
      <text:p text:style-name="P7"><text:s text:c="4"/>}</text:p>
      <text:p text:style-name="P7"><text:s text:c="4"/>printf("\nFree Space: %d KB", no_free * block_size);</text:p>
      <text:p text:style-name="P7">}</text:p>
      <text:p text:style-name="P7"/>
      <text:p text:style-name="P7">void initMemory()</text:p>
      <text:p text:style-name="P7">{ //initialising memory</text:p>
      <text:p text:style-name="P7"><text:s text:c="4"/>int i = 0, rand_block = 0;</text:p>
      <text:p text:style-name="P7"/>
      <text:p text:style-name="P7"><text:soft-page-break/><text:s text:c="4"/>printf("\nEnter the size of memory in KB: ");</text:p>
      <text:p text:style-name="P7"><text:s text:c="4"/>scanf("%d", &amp;mem_size);</text:p>
      <text:p text:style-name="P7"><text:s text:c="4"/>printf("\nEnter the size of a block in KB: ");</text:p>
      <text:p text:style-name="P7"><text:s text:c="4"/>scanf("%d", &amp;block_size);</text:p>
      <text:p text:style-name="P7"/>
      <text:p text:style-name="P7"><text:s text:c="4"/>no_blocks = mem_size / block_size;</text:p>
      <text:p text:style-name="P7"><text:s text:c="4"/>no_free = no_blocks;</text:p>
      <text:p text:style-name="P7"><text:s text:c="4"/>printf("\nNo. of blocks : %d", no_blocks);</text:p>
      <text:p text:style-name="P7"/>
      <text:p text:style-name="P7"><text:s text:c="4"/>/*for (i = 0; i &lt;= no_blocks / 3; i++)</text:p>
      <text:p text:style-name="P7"><text:s text:c="4"/>{</text:p>
      <text:p text:style-name="P7"><text:s text:c="8"/>rand_block = random() % no_blocks;</text:p>
      <text:p text:style-name="P7"><text:s text:c="8"/>if (free_blocks[rand_block] == 1)</text:p>
      <text:p text:style-name="P7"><text:s text:c="8"/>{</text:p>
      <text:p text:style-name="P7"><text:s text:c="12"/>i--;</text:p>
      <text:p text:style-name="P7"><text:s text:c="8"/>}</text:p>
      <text:p text:style-name="P7"><text:s text:c="8"/>else</text:p>
      <text:p text:style-name="P7"><text:s text:c="8"/>{</text:p>
      <text:p text:style-name="P7"><text:s text:c="12"/>free_blocks[rand_block] = 1;</text:p>
      <text:p text:style-name="P7"><text:s text:c="12"/>no_free--;</text:p>
      <text:p text:style-name="P7"><text:s text:c="8"/>}</text:p>
      <text:p text:style-name="P7"><text:s text:c="4"/>}*/</text:p>
      <text:p text:style-name="P7">}</text:p>
      <text:p text:style-name="P7"/>
      <text:p text:style-name="P7">void allocateFiles()</text:p>
      <text:p text:style-name="P7">{ //allocating files to blocks</text:p>
      <text:p text:style-name="P7"><text:s text:c="4"/>int i, rand_block, count = 0, j = 0;</text:p>
      <text:p text:style-name="P7"/>
      <text:p text:style-name="P7"><text:s text:c="4"/>if (no_free == 0)</text:p>
      <text:p text:style-name="P7"><text:s text:c="4"/>{</text:p>
      <text:p text:style-name="P7"><text:s text:c="8"/>printf("\nMemory space exhausted!\n");</text:p>
      <text:p text:style-name="P7"><text:s text:c="8"/>return;</text:p>
      <text:p text:style-name="P7"><text:s text:c="4"/>}</text:p>
      <text:p text:style-name="P7"/>
      <text:p text:style-name="P7"><text:s text:c="4"/>printf("\nEnter the no. of files: ");</text:p>
      <text:p text:style-name="P7"><text:s text:c="4"/>scanf("%d", &amp;no_files);</text:p>
      <text:p text:style-name="P7"/>
      <text:p text:style-name="P7"><text:s text:c="4"/>for (i = 0; i &lt; no_files; i++)</text:p>
      <text:p text:style-name="P7"><text:s text:c="4"/>{</text:p>
      <text:p text:style-name="P7"><text:s text:c="8"/>printf("\nEnter the Name of File %d: ", i + 1);</text:p>
      <text:p text:style-name="P7"><text:s text:c="8"/>scanf("%s", files[count].name);</text:p>
      <text:p text:style-name="P7"><text:s text:c="8"/>printf("\nEnter Size of File %d in KB: ", i + 1);</text:p>
      <text:p text:style-name="P7"><text:s text:c="8"/>scanf("%d", &amp;files[count].size);</text:p>
      <text:p text:style-name="P7"/>
      <text:p text:style-name="P7"><text:s text:c="8"/>files[count].blocks = files[count].size / block_size;</text:p>
      <text:p text:style-name="P7"><text:s text:c="8"/>if (files[count].size * 1.0 / block_size &gt; files[count].blocks)</text:p>
      <text:p text:style-name="P7"><text:s text:c="8"/>{</text:p>
      <text:p text:style-name="P7"><text:s text:c="12"/>files[count].blocks++;</text:p>
      <text:p text:style-name="P7"><text:s text:c="8"/>} //finding appropriate no. of blocks for the file</text:p>
      <text:p text:style-name="P7"/>
      <text:p text:style-name="P7"><text:s text:c="8"/>if (files[count].blocks + 1 &gt; no_free)</text:p>
      <text:p text:style-name="P7"><text:s text:c="8"/>{</text:p>
      <text:p text:style-name="P7"><text:soft-page-break/><text:s text:c="12"/>printf("\nCannot allocate file %d\n", i + 1);</text:p>
      <text:p text:style-name="P7"><text:s text:c="12"/>i--;</text:p>
      <text:p text:style-name="P7"><text:s text:c="8"/>}</text:p>
      <text:p text:style-name="P7"><text:s text:c="8"/>else</text:p>
      <text:p text:style-name="P7"><text:s text:c="8"/>{</text:p>
      <text:p text:style-name="P7"><text:s text:c="12"/>do</text:p>
      <text:p text:style-name="P7"><text:s text:c="12"/>{</text:p>
      <text:p text:style-name="P7"><text:s text:c="16"/>rand_block = random() % no_blocks;</text:p>
      <text:p text:style-name="P7"><text:s text:c="12"/>} while (free_blocks[rand_block] == 1);</text:p>
      <text:p text:style-name="P7"/>
      <text:p text:style-name="P7"><text:s text:c="12"/>indexer[count].block_id = rand_block; //choosing the index block</text:p>
      <text:p text:style-name="P7"><text:s text:c="12"/>files[count].index = rand_block;</text:p>
      <text:p text:style-name="P7"><text:s text:c="12"/>free_blocks[rand_block] = 1;</text:p>
      <text:p text:style-name="P7"><text:s text:c="12"/>no_free--;</text:p>
      <text:p text:style-name="P7"/>
      <text:p text:style-name="P7"><text:s text:c="12"/>for (j = 0; j &lt; files[count].blocks; j++)</text:p>
      <text:p text:style-name="P7"><text:s text:c="12"/>{ //allocating the file's blocks</text:p>
      <text:p text:style-name="P7"><text:s text:c="16"/>rand_block = random() % no_blocks;</text:p>
      <text:p text:style-name="P7"><text:s text:c="16"/>if (free_blocks[rand_block] == 0)</text:p>
      <text:p text:style-name="P7"><text:s text:c="16"/>{</text:p>
      <text:p text:style-name="P7"><text:s text:c="20"/>free_blocks[rand_block] = 1;</text:p>
      <text:p text:style-name="P7"><text:s text:c="20"/>no_free--;</text:p>
      <text:p text:style-name="P7"><text:s text:c="20"/>indexer[count].blocks[j] = rand_block;</text:p>
      <text:p text:style-name="P7"><text:s text:c="16"/>}</text:p>
      <text:p text:style-name="P7"><text:s text:c="16"/>else</text:p>
      <text:p text:style-name="P7"><text:s text:c="16"/>{</text:p>
      <text:p text:style-name="P7"><text:s text:c="20"/>j--;</text:p>
      <text:p text:style-name="P7"><text:s text:c="16"/>}</text:p>
      <text:p text:style-name="P7"><text:s text:c="12"/>}</text:p>
      <text:p text:style-name="P7"><text:s text:c="12"/>count++;</text:p>
      <text:p text:style-name="P7"><text:s text:c="8"/>}</text:p>
      <text:p text:style-name="P7"/>
      <text:p text:style-name="P7"><text:s text:c="8"/>if (no_free == 0)</text:p>
      <text:p text:style-name="P7"><text:s text:c="8"/>{</text:p>
      <text:p text:style-name="P7"><text:s text:c="12"/>printf("\nMemory space exhausted!\n");</text:p>
      <text:p text:style-name="P7"><text:s text:c="12"/>no_files = count;</text:p>
      <text:p text:style-name="P7"><text:s text:c="12"/>break;</text:p>
      <text:p text:style-name="P7"><text:s text:c="8"/>}</text:p>
      <text:p text:style-name="P7"><text:s text:c="4"/>}</text:p>
      <text:p text:style-name="P7">}</text:p>
      <text:p text:style-name="P7"/>
      <text:p text:style-name="P7">void printDirectory()</text:p>
      <text:p text:style-name="P7">{ //printing out directory info</text:p>
      <text:p text:style-name="P7"><text:s text:c="4"/>int i = 0;</text:p>
      <text:p text:style-name="P7"/>
      <text:p text:style-name="P7"><text:s text:c="4"/>printf("\nFile Allocation: \n");</text:p>
      <text:p text:style-name="P7"><text:s text:c="4"/>for (i = 0; i &lt; no_files; i++)</text:p>
      <text:p text:style-name="P7"><text:s text:c="4"/>{</text:p>
      <text:p text:style-name="P7"><text:s text:c="8"/>printf("\nFile: %s\n", files[i].name);</text:p>
      <text:p text:style-name="P7"><text:s text:c="8"/>printBlocks(i);</text:p>
      <text:p text:style-name="P7"><text:s text:c="8"/>printf("\n");</text:p>
      <text:p text:style-name="P7"><text:s text:c="4"/>}</text:p>
      <text:p text:style-name="P7"><text:soft-page-break/>}</text:p>
      <text:p text:style-name="P7"/>
      <text:p text:style-name="P7">void printIndexBlock()</text:p>
      <text:p text:style-name="P7">{ //printing out index blocks</text:p>
      <text:p text:style-name="P7"><text:s text:c="4"/>int i = 0;</text:p>
      <text:p text:style-name="P7"><text:s text:c="4"/>printf("\n\tFile Indexing\n");</text:p>
      <text:p text:style-name="P7"><text:s text:c="4"/>printf("\n---------------------------------");</text:p>
      <text:p text:style-name="P7"><text:s text:c="4"/>printf("\n|\tFile\t|\tIndex\t|");</text:p>
      <text:p text:style-name="P7"><text:s text:c="4"/>printf("\n---------------------------------");</text:p>
      <text:p text:style-name="P7"><text:s text:c="4"/>for (i = 0; i &lt; no_files; i++)</text:p>
      <text:p text:style-name="P7"><text:s text:c="4"/>{</text:p>
      <text:p text:style-name="P7"><text:s text:c="8"/>printf("\n|\t%s\t|\t%d\t|", files[i].name, files[i].index);</text:p>
      <text:p text:style-name="P7"><text:s text:c="4"/>}</text:p>
      <text:p text:style-name="P7"><text:s text:c="4"/>printf("\n---------------------------------\n");</text:p>
      <text:p text:style-name="P7">}</text:p>
      <text:p text:style-name="P7"/>
      <text:p text:style-name="P7"/>
      <text:p text:style-name="P14">OUTPUT – <text:span text:style-name="T5">INDEXED ALLOCATION:</text:span></text:p>
      <text:p text:style-name="P7"/>
      <text:p text:style-name="P7"><text:span text:style-name="T4">(base) vishakan@Legion:~/Desktop/Operating-Systems/Ex 11 File Allocation Techniques$ gcc IndexedAllocation.c -o i</text:span></text:p>
      <text:p text:style-name="P11">(base) vishakan@Legion:~/Desktop/Operating-Systems/Ex 11 File Allocation Techniques$ ./i</text:p>
      <text:p text:style-name="P11"/>
      <text:p text:style-name="P11"><text:s text:c="16"/>Indexed Allocation</text:p>
      <text:p text:style-name="P11"/>
      <text:p text:style-name="P11"/>
      <text:p text:style-name="P11"><text:s text:c="16"/>Main Menu</text:p>
      <text:p text:style-name="P11"/>
      <text:p text:style-name="P11"><text:s text:c="8"/>1. Initialise Memory</text:p>
      <text:p text:style-name="P11"><text:s text:c="8"/>2. Print Free Blocks</text:p>
      <text:p text:style-name="P11"><text:s text:c="8"/>3. Allocate Files</text:p>
      <text:p text:style-name="P11"><text:s text:c="8"/>4. Print Directory</text:p>
      <text:p text:style-name="P11"><text:s text:c="8"/>5. Print Index Blocks</text:p>
      <text:p text:style-name="P11"><text:s text:c="8"/>0. Exit</text:p>
      <text:p text:style-name="P11"><text:s text:c="8"/>Your Choice -&gt; 1</text:p>
      <text:p text:style-name="P11"/>
      <text:p text:style-name="P11">Enter the size of memory in KB: 20</text:p>
      <text:p text:style-name="P11"/>
      <text:p text:style-name="P11">Enter the size of a block in KB: 2</text:p>
      <text:p text:style-name="P11"/>
      <text:p text:style-name="P11">No. of blocks : 10</text:p>
      <text:p text:style-name="P11"/>
      <text:p text:style-name="P11"><text:s text:c="16"/>Main Menu</text:p>
      <text:p text:style-name="P11"/>
      <text:p text:style-name="P11"><text:s text:c="8"/>1. Initialise Memory</text:p>
      <text:p text:style-name="P11"><text:s text:c="8"/>2. Print Free Blocks</text:p>
      <text:p text:style-name="P11"><text:s text:c="8"/>3. Allocate Files</text:p>
      <text:p text:style-name="P11"><text:s text:c="8"/>4. Print Directory</text:p>
      <text:p text:style-name="P11"><text:s text:c="8"/>5. Print Index Blocks</text:p>
      <text:p text:style-name="P11"><text:s text:c="8"/>0. Exit</text:p>
      <text:p text:style-name="P11"><text:s text:c="8"/>Your Choice -&gt; 2</text:p>
      <text:p text:style-name="P11"/>
      <text:p text:style-name="P11"><text:soft-page-break/>Free Blocks: 0 1 2 3 4 5 6 7 8 9 </text:p>
      <text:p text:style-name="P11">Free Space: 20 KB</text:p>
      <text:p text:style-name="P11"/>
      <text:p text:style-name="P11"><text:s text:c="16"/>Main Menu</text:p>
      <text:p text:style-name="P11"/>
      <text:p text:style-name="P11"><text:s text:c="8"/>1. Initialise Memory</text:p>
      <text:p text:style-name="P11"><text:s text:c="8"/>2. Print Free Blocks</text:p>
      <text:p text:style-name="P11"><text:s text:c="8"/>3. Allocate Files</text:p>
      <text:p text:style-name="P11"><text:s text:c="8"/>4. Print Directory</text:p>
      <text:p text:style-name="P11"><text:s text:c="8"/>5. Print Index Blocks</text:p>
      <text:p text:style-name="P11"><text:s text:c="8"/>0. Exit</text:p>
      <text:p text:style-name="P11"><text:s text:c="8"/>Your Choice -&gt; 3</text:p>
      <text:p text:style-name="P11"/>
      <text:p text:style-name="P11">Enter the no. of files: 3</text:p>
      <text:p text:style-name="P11"/>
      <text:p text:style-name="P11">Enter the Name of File 1: A <text:s text:c="5"/></text:p>
      <text:p text:style-name="P11"/>
      <text:p text:style-name="P11">Enter Size of File 1 in KB: 10</text:p>
      <text:p text:style-name="P11"/>
      <text:p text:style-name="P11">Enter the Name of File 2: B</text:p>
      <text:p text:style-name="P11"/>
      <text:p text:style-name="P11">Enter Size of File 2 in KB: 2</text:p>
      <text:p text:style-name="P11"/>
      <text:p text:style-name="P11">Enter the Name of File 3: C</text:p>
      <text:p text:style-name="P11"/>
      <text:p text:style-name="P11">Enter Size of File 3 in KB: 4</text:p>
      <text:p text:style-name="P11"/>
      <text:p text:style-name="P11">Cannot allocate file 3</text:p>
      <text:p text:style-name="P11">Enter the Name of File 3: C</text:p>
      <text:p text:style-name="P11"/>
      <text:p text:style-name="P11">Enter Size of File 3 in KB: 3</text:p>
      <text:p text:style-name="P11"/>
      <text:p text:style-name="P11">Cannot allocate file 3</text:p>
      <text:p text:style-name="P11">Enter the Name of File 3: C</text:p>
      <text:p text:style-name="P11"/>
      <text:p text:style-name="P11">Enter Size of File 3 in KB: 2</text:p>
      <text:p text:style-name="P11"/>
      <text:p text:style-name="P11">Memory space exhausted!</text:p>
      <text:p text:style-name="P11"/>
      <text:p text:style-name="P11"/>
      <text:p text:style-name="P11"><text:s text:c="16"/>Main Menu</text:p>
      <text:p text:style-name="P11"/>
      <text:p text:style-name="P11"><text:s text:c="8"/>1. Initialise Memory</text:p>
      <text:p text:style-name="P11"><text:s text:c="8"/>2. Print Free Blocks</text:p>
      <text:p text:style-name="P11"><text:s text:c="8"/>3. Allocate Files</text:p>
      <text:p text:style-name="P11"><text:s text:c="8"/>4. Print Directory</text:p>
      <text:p text:style-name="P11"><text:s text:c="8"/>5. Print Index Blocks</text:p>
      <text:p text:style-name="P11"><text:s text:c="8"/>0. Exit</text:p>
      <text:p text:style-name="P11"><text:s text:c="8"/>Your Choice -&gt; 2</text:p>
      <text:p text:style-name="P11"/>
      <text:p text:style-name="P11">Free Blocks: </text:p>
      <text:p text:style-name="P11">Free Space: 0 KB</text:p>
      <text:p text:style-name="P11"><text:soft-page-break/></text:p>
      <text:p text:style-name="P11"><text:s text:c="16"/>Main Menu</text:p>
      <text:p text:style-name="P11"/>
      <text:p text:style-name="P11"><text:s text:c="8"/>1. Initialise Memory</text:p>
      <text:p text:style-name="P11"><text:s text:c="8"/>2. Print Free Blocks</text:p>
      <text:p text:style-name="P11"><text:s text:c="8"/>3. Allocate Files</text:p>
      <text:p text:style-name="P11"><text:s text:c="8"/>4. Print Directory</text:p>
      <text:p text:style-name="P11"><text:s text:c="8"/>5. Print Index Blocks</text:p>
      <text:p text:style-name="P11"><text:s text:c="8"/>0. Exit</text:p>
      <text:p text:style-name="P11"><text:s text:c="8"/>Your Choice -&gt; 4</text:p>
      <text:p text:style-name="P11"/>
      <text:p text:style-name="P11">File Allocation: </text:p>
      <text:p text:style-name="P11"/>
      <text:p text:style-name="P11">File: A</text:p>
      <text:p text:style-name="P11"/>
      <text:p text:style-name="P11"><text:s text:c="8"/>Index Block No. : 3</text:p>
      <text:p text:style-name="P11"><text:s text:c="8"/>Data Blocks : 6 7 5 2 9 </text:p>
      <text:p text:style-name="P11"/>
      <text:p text:style-name="P11">File: B</text:p>
      <text:p text:style-name="P11"/>
      <text:p text:style-name="P11"><text:s text:c="8"/>Index Block No. : 1</text:p>
      <text:p text:style-name="P11"><text:s text:c="8"/>Data Blocks : 0 </text:p>
      <text:p text:style-name="P11"/>
      <text:p text:style-name="P11">File: C</text:p>
      <text:p text:style-name="P11"/>
      <text:p text:style-name="P11"><text:s text:c="8"/>Index Block No. : 8</text:p>
      <text:p text:style-name="P11"><text:s text:c="8"/>Data Blocks : 4 </text:p>
      <text:p text:style-name="P11"/>
      <text:p text:style-name="P11"/>
      <text:p text:style-name="P11"><text:s text:c="16"/>Main Menu</text:p>
      <text:p text:style-name="P11"/>
      <text:p text:style-name="P11"><text:s text:c="8"/>1. Initialise Memory</text:p>
      <text:p text:style-name="P11"><text:s text:c="8"/>2. Print Free Blocks</text:p>
      <text:p text:style-name="P11"><text:s text:c="8"/>3. Allocate Files</text:p>
      <text:p text:style-name="P11"><text:s text:c="8"/>4. Print Directory</text:p>
      <text:p text:style-name="P11"><text:s text:c="8"/>5. Print Index Blocks</text:p>
      <text:p text:style-name="P11"><text:s text:c="8"/>0. Exit</text:p>
      <text:p text:style-name="P11"><text:s text:c="8"/>Your Choice -&gt; 5</text:p>
      <text:p text:style-name="P11"/>
      <text:p text:style-name="P11"><text:s text:c="8"/>File Indexing</text:p>
      <text:p text:style-name="P11"/>
      <text:p text:style-name="P11">---------------------------------</text:p>
      <text:p text:style-name="P11">| <text:s text:c="6"/>File<text:tab/>| <text:s text:c="6"/>Index <text:s/>|</text:p>
      <text:p text:style-name="P11">---------------------------------</text:p>
      <text:p text:style-name="P11">| <text:s text:c="6"/>A<text:tab/><text:tab/>| <text:s text:c="6"/>3<text:tab/> <text:s text:c="6"/>|</text:p>
      <text:p text:style-name="P11">| <text:s text:c="6"/>B<text:tab/><text:tab/>| <text:s text:c="6"/>1 <text:s text:c="8"/>|</text:p>
      <text:p text:style-name="P11">| <text:s text:c="6"/>C<text:tab/><text:tab/>| <text:s text:c="6"/>8 <text:s text:c="8"/>|</text:p>
      <text:p text:style-name="P11">---------------------------------</text:p>
      <text:p text:style-name="P11"/>
      <text:p text:style-name="P11"/>
      <text:p text:style-name="P11"/>
      <text:p text:style-name="P11"/>
      <text:p text:style-name="P11"><text:soft-page-break/><text:s text:c="16"/>Main Menu</text:p>
      <text:p text:style-name="P11"/>
      <text:p text:style-name="P11"><text:s text:c="8"/>1. Initialise Memory</text:p>
      <text:p text:style-name="P11"><text:s text:c="8"/>2. Print Free Blocks</text:p>
      <text:p text:style-name="P11"><text:s text:c="8"/>3. Allocate Files</text:p>
      <text:p text:style-name="P11"><text:s text:c="8"/>4. Print Directory</text:p>
      <text:p text:style-name="P11"><text:s text:c="8"/>5. Print Index Blocks</text:p>
      <text:p text:style-name="P11"><text:s text:c="8"/>0. Exit</text:p>
      <text:p text:style-name="P11"><text:s text:c="8"/>Your Choice -&gt; 0 <text:s text:c="3"/></text:p>
      <text:p text:style-name="P11"/>
      <text:p text:style-name="P11"><text:s text:c="8"/>Thank You!</text:p>
      <text:p text:style-name="P11"/>
      <text:p text:style-name="P1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3-25T02:12:09.514386433</dc:date>
    <meta:editing-duration>PT30M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2" meta:paragraph-count="820" meta:word-count="2614" meta:character-count="20976" meta:non-whitespace-character-count="13861"/>
  </office:meta>
</office:document-meta>
</file>